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fo:language="pt" fo:country="BR"/>
    </style:style>
    <style:style style:name="P2" style:family="paragraph" style:parent-style-name="Text_20_body">
      <style:text-properties fo:language="pt" fo:country="BR" officeooo:rsid="000983b3" officeooo:paragraph-rsid="000983b3"/>
    </style:style>
    <style:style style:name="P3" style:family="paragraph" style:parent-style-name="Text_20_body">
      <style:paragraph-properties fo:text-align="justify" style:justify-single-word="false"/>
      <style:text-properties fo:language="pt" fo:country="BR" officeooo:rsid="000983b3" officeooo:paragraph-rsid="000983b3"/>
    </style:style>
    <style:style style:name="P4" style:family="paragraph" style:parent-style-name="Text_20_body">
      <style:paragraph-properties fo:text-align="justify" style:justify-single-word="false"/>
      <style:text-properties fo:language="pt" fo:country="BR" officeooo:rsid="000b0572" officeooo:paragraph-rsid="000b0572"/>
    </style:style>
    <style:style style:name="P5" style:family="paragraph" style:parent-style-name="Text_20_body">
      <style:paragraph-properties fo:text-align="justify" style:justify-single-word="false"/>
      <style:text-properties fo:language="pt" fo:country="BR" officeooo:rsid="000f2643" officeooo:paragraph-rsid="000f2643"/>
    </style:style>
    <style:style style:name="P6" style:family="paragraph" style:parent-style-name="Text_20_body">
      <style:text-properties fo:language="pt" fo:country="BR" officeooo:rsid="00123a18" officeooo:paragraph-rsid="00123a18"/>
    </style:style>
    <style:style style:name="P7" style:family="paragraph" style:parent-style-name="Text_20_body">
      <style:paragraph-properties fo:text-align="justify" style:justify-single-word="false"/>
      <style:text-properties fo:language="pt" fo:country="BR" officeooo:rsid="00123a18" officeooo:paragraph-rsid="00123a18"/>
    </style:style>
    <style:style style:name="P8" style:family="paragraph" style:parent-style-name="Text_20_body">
      <style:paragraph-properties fo:text-align="justify" style:justify-single-word="false"/>
      <style:text-properties fo:language="pt" fo:country="BR" officeooo:rsid="00132be8" officeooo:paragraph-rsid="00132be8"/>
    </style:style>
    <style:style style:name="P9" style:family="paragraph" style:parent-style-name="Text_20_body">
      <style:paragraph-properties fo:text-align="justify" style:justify-single-word="false"/>
      <style:text-properties fo:language="pt" fo:country="BR" officeooo:rsid="00142898" officeooo:paragraph-rsid="00142898"/>
    </style:style>
    <style:style style:name="P10" style:family="paragraph" style:parent-style-name="Text_20_body">
      <style:paragraph-properties fo:text-align="justify" style:justify-single-word="false"/>
      <style:text-properties fo:language="pt" fo:country="BR" officeooo:rsid="00142898" officeooo:paragraph-rsid="0015c47a"/>
    </style:style>
    <style:style style:name="P11" style:family="paragraph" style:parent-style-name="Text_20_body">
      <style:paragraph-properties fo:text-align="justify" style:justify-single-word="false"/>
      <style:text-properties fo:language="pt" fo:country="BR" officeooo:rsid="0015c47a" officeooo:paragraph-rsid="0015c47a"/>
    </style:style>
    <style:style style:name="P12" style:family="paragraph" style:parent-style-name="Text_20_body">
      <style:paragraph-properties fo:text-align="justify" style:justify-single-word="false"/>
      <style:text-properties fo:language="pt" fo:country="BR" officeooo:paragraph-rsid="0011077d"/>
    </style:style>
    <style:style style:name="P13" style:family="paragraph" style:parent-style-name="Heading_20_2">
      <style:text-properties fo:language="pt" fo:country="BR" officeooo:rsid="000983b3" officeooo:paragraph-rsid="000983b3"/>
    </style:style>
    <style:style style:name="P14" style:family="paragraph" style:parent-style-name="Heading_20_3">
      <style:text-properties fo:language="pt" fo:country="BR"/>
    </style:style>
    <style:style style:name="P15" style:family="paragraph" style:parent-style-name="Heading_20_3">
      <style:text-properties fo:language="pt" fo:country="BR" officeooo:rsid="0011077d" officeooo:paragraph-rsid="0011077d"/>
    </style:style>
    <style:style style:name="P16" style:family="paragraph" style:parent-style-name="Heading_20_3">
      <style:text-properties fo:language="pt" fo:country="BR" officeooo:rsid="0015c47a" officeooo:paragraph-rsid="0015c47a"/>
    </style:style>
    <style:style style:name="P17" style:family="paragraph" style:parent-style-name="Heading_20_1">
      <style:text-properties fo:language="pt" fo:country="BR"/>
    </style:style>
    <style:style style:name="T1" style:family="text">
      <style:text-properties officeooo:rsid="000b0572"/>
    </style:style>
    <style:style style:name="T2" style:family="text">
      <style:text-properties officeooo:rsid="000ce047"/>
    </style:style>
    <style:style style:name="T3" style:family="text">
      <style:text-properties officeooo:rsid="000f2643"/>
    </style:style>
    <style:style style:name="T4" style:family="text">
      <style:text-properties fo:background-color="#ffff00" loext:char-shading-value="0"/>
    </style:style>
    <style:style style:name="T5" style:family="text">
      <style:text-properties officeooo:rsid="00142898" fo:background-color="#ffff00" loext:char-shading-value="0"/>
    </style:style>
    <style:style style:name="T6" style:family="text">
      <style:text-properties officeooo:rsid="00184b0c" fo:background-color="#ffff00" loext:char-shading-value="0"/>
    </style:style>
    <style:style style:name="T7" style:family="text">
      <style:text-properties fo:background-color="transparent" loext:char-shading-value="0"/>
    </style:style>
    <style:style style:name="T8" style:family="text">
      <style:text-properties officeooo:rsid="00128a9f" fo:background-color="transparent" loext:char-shading-value="0"/>
    </style:style>
    <style:style style:name="T9" style:family="text">
      <style:text-properties officeooo:rsid="00142898" fo:background-color="transparent" loext:char-shading-value="0"/>
    </style:style>
    <style:style style:name="T10" style:family="text">
      <style:text-properties officeooo:rsid="00184b0c" fo:background-color="transparent" loext:char-shading-value="0"/>
    </style:style>
    <style:style style:name="T11" style:family="text">
      <style:text-properties officeooo:rsid="00128a9f"/>
    </style:style>
    <style:style style:name="T12" style:family="text">
      <style:text-properties officeooo:rsid="0015c47a"/>
    </style:style>
    <style:style style:name="T13" style:family="text">
      <style:text-properties officeooo:rsid="00177476"/>
    </style:style>
    <style:style style:name="T14" style:family="text">
      <style:text-properties officeooo:rsid="00184b0c"/>
    </style:style>
    <style:style style:name="T15" style:family="text">
      <style:text-properties officeooo:rsid="00193c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rabalho de Engenharia de Software: Etapa 1</text:h>
      <text:p text:style-name="P1"/>
      <text:h text:style-name="P13" text:outline-level="2">Nomes:</text:h>
      <text:p text:style-name="P2">Mateus Davi Simon -</text:p>
      <text:p text:style-name="P2">Ricardo Coelho -</text:p>
      <text:p text:style-name="P2"/>
      <text:h text:style-name="P13" text:outline-level="2">Doação de livros.</text:h>
      <text:p text:style-name="P3">Como alunos da UFRGS, percebemos que existe uma grande quantidade de estudantes que não tem acesso aos livros da disciplina que cursam pois nem sempre estão disponíveis em quanitdade suficiente nas bibliotecas. Alunos com boas condições financeira podem adiquirir estes livros mas esta não é a realidade da maioria dos estudantes. <text:span text:style-name="T1">Também existem alunos que possuem os livros mas não utilizando eles e estão dispostos a doá-los, mas desconhecem alguém que esteja precisando deles.</text:span></text:p>
      <text:p text:style-name="P4">Diante disso propomos um sistema que facilite a doação de livros permitindo que doadores e receptores tomem conhecimento um do outro. Este sistema deve ter alguma forma de balanceamento que impeça que um mesmo receba muitos livros enquanto outros não recebam nenhum. Também deve ter uma forma do aluno indicar o livro (ou categoria do livro) <text:span text:style-name="T2">que está precisando. Para estimular o uso, este sistema ser fácil utilizar e acessar, sendo hospedado na Web.</text:span></text:p>
      <text:p text:style-name="P5">Baseado nisso o sistema deve dispor destas características:</text:p>
      <text:h text:style-name="P14" text:outline-level="3">Cadastramento <text:span text:style-name="T3">de usuários:</text:span></text:h>
      <text:p text:style-name="P5">Novos usuários devem se cadastrar no sistema para poder utiliza-<text:span text:style-name="T14">l</text:span>o. <text:span text:style-name="T12">Qualquer ação no sistema só pode ser realizada após o usuário se logar.</text:span> Como uma mesma pessoa pode ser doador ou receptor então um único tipo de conta deve existir para ambos os papéis. Dentre as informações necessários para o cadastramento deve haver: <text:span text:style-name="T4">nome completo, curso, </text:span><text:span text:style-name="T5">contato (e-mail, telefone), </text:span><text:span text:style-name="T4">etc.</text:span> <text:span text:style-name="T13">Também deve ser informado uma senha para realizar o acesso. </text:span>O usuário deve poder editar estas informações posteriormente.</text:p>
      <text:h text:style-name="P15" text:outline-level="3">Disponibilizar livro para doação:</text:h>
      <text:p text:style-name="P6">Um usuário que queira doar um livro deve poder disponibilizar este para doação. Para fazer isso ele acessa um formulário onde ele informa o título do livro e informações sobre ele como <text:span text:style-name="T4">autor, edição, tema, </text:span><text:span text:style-name="T6">idioma</text:span><text:span text:style-name="T4">, etc.</text:span><text:span text:style-name="T7"> Após confirmar o livro deve ser adicionado a lista de livros disponibilizados. O usuário </text:span><text:span text:style-name="T8">deve ter acesso a uma lista de livros que está disponibilizando e poder </text:span><text:soft-page-break/><text:span text:style-name="T8">cancelar uma doação a qualquer momento, </text:span><text:span text:style-name="T9">ao selecionar um elemento nesta lista ele podera ver informações mais detalhadas do livro como também ver uma lista de usuários </text:span><text:span text:style-name="T10">que se declararam</text:span><text:span text:style-name="T9"> interessados nele.</text:span></text:p>
      <text:h text:style-name="P15" text:outline-level="3">Informar necessidade de livro:</text:h>
      <text:p text:style-name="P7">O usuário pode informar que está necessitando de um livro. Ele pode apenas dar informações gerais sobre o livro, como o tema, ou dar algo mais específico como título e edição. Isto deve ser feito em um formulãrio similar ao de doação. Após confirmad<text:span text:style-name="T15">a</text:span> a necessidade, o aluno deve poder <text:span text:style-name="T11">ver uma lista dos livros que necessita como também remover livros desta lista. Quando um livro <text:s/>que se encaixa em uma de suas necessidade é disponibilizado para doação, o usuário deve ser notificado. Para evitar abusos a lista de livros que o usuário precisa deve ter um tamanho limitado (10).</text:span></text:p>
      <text:h text:style-name="P15" text:outline-level="3">Pesquisar por livros sendo disponibilizados:</text:h>
      <text:p text:style-name="P8">O usuário deve poder pesquisar livros disponibilizados para doação, vários critérios de pesquisa devem ser possíveis, como título de <text:span text:style-name="T4">livro ou tema.</text:span><text:span text:style-name="T7"> A pesquisa então disponibiliza uma lista dos livros doados que se enquadram nos seus critérios. Ao selecionar um item nesta lista deve ser disponibilizado informações mais detalhadas sobre o livro como também uma forma de informar de que quer este livro.</text:span></text:p>
      <text:h text:style-name="P15" text:outline-level="3">Transação de livros:</text:h>
      <text:p text:style-name="P9">O doador, ao ver a lista de interessados em um livro em que disponibilizou pode selecionar um deles para entregar o livro. Este livro então será removido da lista de livros disponibilizados, uma notificação será enviada ao usuário interressado e uma nova entrada deve ser adicionada a lista de transações marcada como ativa, para os usuários. Ao acessar esta entrada deverá informaçoes sobre contato da outra parte e uma como informar se a transação foi bem suscedida ou não.</text:p>
      <text:p text:style-name="P10">Se ambos os usuários marcarem a transação como bem sucedida a transação é marcada como concluida. Se algum dos usuários marcarem ela como mal sucedida ela é marcada como cancelada e o livro volta para a lista de disponibilizados.</text:p>
      <text:h text:style-name="P16" text:outline-level="3">Notificações</text:h>
      <text:p text:style-name="P11">O usuário pode receber diversas notificações sobre eventos descritos em outras partes deste documento. As notificações não lidas devem ser exibidas após o usuário fazer o login e marcadas como lidas <text:span text:style-name="T14">ao</text:span> serem visualizadas. Opcionalmente novas notificações podem ser enviados ao e-mail do usuário.</text:p>
      <text:p text:style-name="P12"/>
      <text:p text:style-name="P4"/>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8:53:52.866037756</meta:creation-date>
    <dc:date>2019-04-10T13:19:17.527663614</dc:date>
    <meta:editing-duration>PT34M44S</meta:editing-duration>
    <meta:editing-cycles>8</meta:editing-cycles>
    <meta:generator>LibreOffice/6.2.1.2$Linux_X86_64 LibreOffice_project/20$Build-2</meta:generator>
    <meta:document-statistic meta:table-count="0" meta:image-count="0" meta:object-count="0" meta:page-count="3" meta:paragraph-count="21" meta:word-count="693" meta:character-count="4315" meta:non-whitespace-character-count="3642"/>
  </office:meta>
</office:document-meta>
</file>